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7.4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119.85pt"/>
    </style:style>
    <style:style style:name="co4" style:family="table-column">
      <style:table-column-properties fo:break-before="auto" style:column-width="129.4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24.6pt"/>
    </style:style>
    <style:style style:name="co7" style:family="table-column">
      <style:table-column-properties fo:break-before="auto" style:column-width="125.4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128.55pt"/>
    </style:style>
    <style:style style:name="co12" style:family="table-column">
      <style:table-column-properties fo:break-before="auto" style:column-width="80.96pt"/>
    </style:style>
    <style:style style:name="co13" style:family="table-column">
      <style:table-column-properties fo:break-before="auto" style:column-width="96.86pt"/>
    </style:style>
    <style:style style:name="co14" style:family="table-column">
      <style:table-column-properties fo:break-before="auto" style:column-width="42.04pt"/>
    </style:style>
    <style:style style:name="co15" style:family="table-column">
      <style:table-column-properties fo:break-before="auto" style:column-width="87.31pt"/>
    </style:style>
    <style:style style:name="co16" style:family="table-column">
      <style:table-column-properties fo:break-before="auto" style:column-width="60.35pt"/>
    </style:style>
    <style:style style:name="co17" style:family="table-column">
      <style:table-column-properties fo:break-before="auto" style:column-width="90.51pt"/>
    </style:style>
    <style:style style:name="co18" style:family="table-column">
      <style:table-column-properties fo:break-before="auto" style:column-width="188.9pt"/>
    </style:style>
    <style:style style:name="co19" style:family="table-column">
      <style:table-column-properties fo:break-before="auto" style:column-width="101.59pt"/>
    </style:style>
    <style:style style:name="co20" style:family="table-column">
      <style:table-column-properties fo:break-before="auto" style:column-width="78.55pt"/>
    </style:style>
    <style:style style:name="co21" style:family="table-column">
      <style:table-column-properties fo:break-before="auto" style:column-width="97.65pt"/>
    </style:style>
    <style:style style:name="co22" style:family="table-column">
      <style:table-column-properties fo:break-before="auto" style:column-width="119.06pt"/>
    </style:style>
    <style:style style:name="co23" style:family="table-column">
      <style:table-column-properties fo:break-before="auto" style:column-width="105.56pt"/>
    </style:style>
    <style:style style:name="co24" style:family="table-column">
      <style:table-column-properties fo:break-before="auto" style:column-width="100.74pt"/>
    </style:style>
    <style:style style:name="co25" style:family="table-column">
      <style:table-column-properties fo:break-before="auto" style:column-width="138.16pt"/>
    </style:style>
    <style:style style:name="co26" style:family="table-column">
      <style:table-column-properties fo:break-before="auto" style:column-width="109.5pt"/>
    </style:style>
    <style:style style:name="co27" style:family="table-column">
      <style:table-column-properties fo:break-before="auto" style:column-width="39.66pt"/>
    </style:style>
    <style:style style:name="co28" style:family="table-column">
      <style:table-column-properties fo:break-before="auto" style:column-width="53.21pt"/>
    </style:style>
    <style:style style:name="co29" style:family="table-column">
      <style:table-column-properties fo:break-before="auto" style:column-width="52.41pt"/>
    </style:style>
    <style:style style:name="co30" style:family="table-column">
      <style:table-column-properties fo:break-before="auto" style:column-width="238.14pt"/>
    </style:style>
    <style:style style:name="co31" style:family="table-column">
      <style:table-column-properties fo:break-before="auto" style:column-width="41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alance_5f_sheet">
      <style:table-properties table:display="true" style:writing-mode="lr-tb"/>
    </style:style>
    <style:style style:name="ta2" style:family="table" style:master-page-name="PageStyle_5f_one_5f_time">
      <style:table-properties table:display="true" style:writing-mode="lr-tb"/>
    </style:style>
    <style:style style:name="ta3" style:family="table" style:master-page-name="PageStyle_5f_goal_5f_misc">
      <style:table-properties table:display="true" style:writing-mode="lr-tb"/>
    </style:style>
    <style:style style:name="ta4" style:family="table" style:master-page-name="PageStyle_5f_accounts">
      <style:table-properties table:display="true" style:writing-mode="lr-tb"/>
    </style:style>
    <style:style style:name="ta5" style:family="table" style:master-page-name="PageStyle_5f_expor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847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5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3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_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14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balance sheet</text:p>
          </table:table-cell>
          <table:table-cell table:style-name="ce1" office:value-type="string" calcext:value-type="string">
            <text:p>cost per week</text:p>
          </table:table-cell>
          <table:table-cell table:style-name="ce1" office:value-type="string" calcext:value-type="string">
            <text:p>cost per month</text:p>
          </table:table-cell>
          <table:table-cell table:style-name="ce1" office:value-type="string" calcext:value-type="string">
            <text:p>cost per year</text:p>
          </table:table-cell>
          <table:table-cell table:number-columns-repeated="2"/>
          <table:table-cell table:style-name="ce1" office:value-type="string" calcext:value-type="string">
            <text:p>current wages</text:p>
          </table:table-cell>
          <table:table-cell table:number-columns-repeated="2"/>
          <table:table-cell table:style-name="ce1" office:value-type="string" calcext:value-type="string">
            <text:p>after taxes</text:p>
          </table:table-cell>
          <table:table-cell/>
          <table:table-cell table:style-name="ce1" office:value-type="string" calcext:value-type="string">
            <text:p>overti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nt </text:p>
          </table:table-cell>
          <table:table-cell table:style-name="ce5" table:formula="of:=[.C2]/4.33" office:value-type="float" office:value="277.1362587" calcext:value-type="float">
            <text:p>277.14</text:p>
          </table:table-cell>
          <table:table-cell table:style-name="ce5" office:value-type="float" office:value="1200" calcext:value-type="float">
            <text:p>1,200.00</text:p>
          </table:table-cell>
          <table:table-cell table:style-name="ce5" table:formula="of:=[.C2]*12" office:value-type="float" office:value="14400" calcext:value-type="float">
            <text:p>14,400.00</text:p>
          </table:table-cell>
          <table:table-cell table:number-columns-repeated="2"/>
          <table:table-cell table:style-name="ce1" office:value-type="string" calcext:value-type="string">
            <text:p>rate per hour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1" table:formula="of:=[.H2]*[.H3]" office:value-type="float" office:value="27" calcext:value-type="float">
            <text:p>27</text:p>
          </table:table-cell>
          <table:table-cell/>
          <table:table-cell table:style-name="ce1" table:formula="of:=[.H2]*1.5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ood</text:p>
          </table:table-cell>
          <table:table-cell table:style-name="ce5" table:formula="of:=7*3*2.5" office:value-type="float" office:value="52.5" calcext:value-type="float">
            <office:annotation draw:style-name="gr1" draw:text-style-name="P2" svg:width="388.89pt" svg:height="20.98pt" svg:x="213.65pt" svg:y="45.75pt" draw:caption-point-x="-11.54pt" draw:caption-point-y="-19.98pt">
              <dc:date>2020-11-11T00:00:00</dc:date>
              <text:p text:style-name="P1">Cost per meal is a measly 2 dollars</text:p>
            </office:annotation>
            <text:p>52.50</text:p>
          </table:table-cell>
          <table:table-cell table:style-name="ce5" table:formula="of:=[.B3]*4" office:value-type="float" office:value="210" calcext:value-type="float">
            <text:p>210.00</text:p>
          </table:table-cell>
          <table:table-cell table:style-name="ce5" table:formula="of:=[.B3]*52" office:value-type="float" office:value="2730" calcext:value-type="float">
            <text:p>2,730.00</text:p>
          </table:table-cell>
          <table:table-cell table:number-columns-repeated="2"/>
          <table:table-cell table:style-name="ce1" office:value-type="string" calcext:value-type="string">
            <text:p>rate keep after taxes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/>
          <table:table-cell table:style-name="ce1" table:formula="of:=[.L2]*[.H3]" office:value-type="float" office:value="40.5" calcext:value-type="float">
            <text:p>40.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ansportation</text:p>
          </table:table-cell>
          <table:table-cell table:style-name="ce1" table:formula="of:=30" office:value-type="float" office:value="30" calcext:value-type="float">
            <text:p>30</text:p>
          </table:table-cell>
          <table:table-cell table:style-name="ce1" table:formula="of:=[.B4]*4.25" office:value-type="float" office:value="127.5" calcext:value-type="float">
            <text:p>127.5</text:p>
          </table:table-cell>
          <table:table-cell table:style-name="ce1" table:formula="of:=[.B4]*52" office:value-type="float" office:value="1560" calcext:value-type="float">
            <text:p>1560</text:p>
          </table:table-cell>
          <table:table-cell table:number-columns-repeated="2"/>
          <table:table-cell table:style-name="ce1" office:value-type="string" calcext:value-type="string">
            <text:p>hours per week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1" table:formula="of:=[.G5]*[.H2]" office:value-type="float" office:value="540" calcext:value-type="float">
            <text:p>540</text:p>
          </table:table-cell>
          <table:table-cell table:style-name="ce1" table:formula="of:=[.H5]*[.H3]" office:value-type="float" office:value="405" calcext:value-type="float">
            <text:p>40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20" calcext:value-type="float">
            <text:p>20</text:p>
          </table:table-cell>
          <table:table-cell table:style-name="ce1" table:formula="of:=[.G6]*[.H2]" office:value-type="float" office:value="720" calcext:value-type="float">
            <text:p>720</text:p>
          </table:table-cell>
          <table:table-cell table:style-name="ce1" table:formula="of:=[.H6]*[.H3]" office:value-type="float" office:value="540" calcext:value-type="float">
            <text:p>540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table:formula="of:=[.G7]*[.H2]" office:value-type="float" office:value="900" calcext:value-type="float">
            <text:p>900</text:p>
          </table:table-cell>
          <table:table-cell table:style-name="ce1" table:formula="of:=[.H7]*[.H3]" office:value-type="float" office:value="675" calcext:value-type="float">
            <text:p>675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table:formula="of:=[.G8]*[.H2]" office:value-type="float" office:value="1080" calcext:value-type="float">
            <text:p>1080</text:p>
          </table:table-cell>
          <table:table-cell table:style-name="ce1" table:formula="of:=[.H8]*[.H3]" office:value-type="float" office:value="810" calcext:value-type="float">
            <text:p>810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table:formula="of:=[.G9]*[.H2]" office:value-type="float" office:value="1260" calcext:value-type="float">
            <text:p>1260</text:p>
          </table:table-cell>
          <table:table-cell table:style-name="ce1" table:formula="of:=[.H9]*[.H3]" office:value-type="float" office:value="945" calcext:value-type="float">
            <text:p>945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style-name="ce1" table:formula="of:=[.G10]*[.H2]" office:value-type="float" office:value="1440" calcext:value-type="float">
            <text:p>1440</text:p>
          </table:table-cell>
          <table:table-cell table:style-name="ce1" table:formula="of:=[.H10]*[.H3]" office:value-type="float" office:value="1080" calcext:value-type="float">
            <text:p>108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 calcext:value-type="string">
            <text:p>lowest hour wage(20)</text:p>
          </table:table-cell>
          <table:table-cell table:style-name="ce11" table:formula="of:=20*[.H2]" office:value-type="float" office:value="720" calcext:value-type="float">
            <text:p>720</text:p>
          </table:table-cell>
          <table:table-cell table:style-name="ce11" table:formula="of:=[.H13]*4.25" office:value-type="float" office:value="3060" calcext:value-type="float">
            <text:p>3,060</text:p>
          </table:table-cell>
          <table:table-cell table:style-name="ce11" table:formula="of:=[.H13]*52" office:value-type="float" office:value="37440" calcext:value-type="float">
            <text:p>37,44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 calcext:value-type="string">
            <text:p>after taxes</text:p>
          </table:table-cell>
          <table:table-cell table:style-name="ce11" table:formula="of:=[.H13]*[.H3]" office:value-type="float" office:value="540" calcext:value-type="float">
            <text:p>540</text:p>
          </table:table-cell>
          <table:table-cell table:style-name="ce11" table:formula="of:=[.I13]*[.H3]" office:value-type="float" office:value="2295" calcext:value-type="float">
            <text:p>2,295</text:p>
          </table:table-cell>
          <table:table-cell table:style-name="ce11" table:formula="of:=[.J13]*[.H3]" office:value-type="float" office:value="28080" calcext:value-type="float">
            <text:p>28,08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3"/>
          <table:table-cell table:number-columns-repeated="2"/>
          <table:table-cell table:style-name="ce1" office:value-type="string" calcext:value-type="string">
            <text:p>difference with luxuries</text:p>
          </table:table-cell>
          <table:table-cell table:style-name="ce11" table:formula="of:=[.H14]-[.B30]" office:value-type="float" office:value="157.7145106" calcext:value-type="float">
            <text:p>158</text:p>
          </table:table-cell>
          <table:table-cell table:style-name="ce11" table:formula="of:=[.I14] - [.C30]" office:value-type="float" office:value="659.56" calcext:value-type="float">
            <text:p>660</text:p>
          </table:table-cell>
          <table:table-cell table:style-name="ce11" table:formula="of:=[.J14] - [.D30]" office:value-type="float" office:value="8094.12" calcext:value-type="float">
            <text:p>8,09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7" table:number-columns-repeated="3"/>
          <table:table-cell table:number-columns-repeated="2"/>
          <table:table-cell table:style-name="ce1" office:value-type="string" calcext:value-type="string">
            <text:p>difference without</text:p>
          </table:table-cell>
          <table:table-cell table:style-name="ce11" table:formula="of:=[.H14]-[.B29]" office:value-type="float" office:value="186.3783567" calcext:value-type="float">
            <text:p>186</text:p>
          </table:table-cell>
          <table:table-cell table:style-name="ce11" table:formula="of:=[.I14] - [.C29]" office:value-type="float" office:value="767.5" calcext:value-type="float">
            <text:p>768</text:p>
          </table:table-cell>
          <table:table-cell table:style-name="ce11" table:formula="of:=[.J14]-[.D29]" office:value-type="float" office:value="9510" calcext:value-type="float">
            <text:p>9,51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1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beelingual</text:p>
          </table:table-cell>
          <table:table-cell table:style-name="ce6" table:formula="of:=[.D18]/52" office:value-type="currency" office:currency="USD" office:value="0.5192307692" calcext:value-type="currency">
            <text:p>$0.52</text:p>
          </table:table-cell>
          <table:table-cell table:style-name="ce6" table:formula="of:=[.D18]/12" office:value-type="currency" office:currency="USD" office:value="2.25" calcext:value-type="currency">
            <text:p>$2.25</text:p>
          </table:table-cell>
          <table:table-cell table:style-name="ce6" office:value-type="currency" office:currency="USD" office:value="27" calcext:value-type="currency">
            <text:p>$27.00</text:p>
          </table:table-cell>
          <table:table-cell table:number-columns-repeated="3"/>
          <table:table-cell table:style-name="ce11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social </text:p>
          </table:table-cell>
          <table:table-cell table:style-name="ce6" office:value-type="currency" office:currency="USD" office:value="15" calcext:value-type="currency">
            <text:p>$15.00</text:p>
          </table:table-cell>
          <table:table-cell table:style-name="ce6" table:formula="of:=[.B19]*4.33" office:value-type="currency" office:currency="USD" office:value="64.95" calcext:value-type="currency">
            <text:p>$64.95</text:p>
          </table:table-cell>
          <table:table-cell table:style-name="ce6" table:formula="of:=[.B19]*52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1" office:value-type="string" calcext:value-type="string">
            <text:p>average hour(30)</text:p>
          </table:table-cell>
          <table:table-cell table:style-name="ce11" table:formula="of:=30*[.H2]" office:value-type="float" office:value="1080" calcext:value-type="float">
            <text:p>1,080</text:p>
          </table:table-cell>
          <table:table-cell table:style-name="ce11" table:formula="of:=[.H19]*4.25" office:value-type="float" office:value="4590" calcext:value-type="float">
            <text:p>4,590</text:p>
          </table:table-cell>
          <table:table-cell table:style-name="ce11" table:formula="of:=[.H19]*52" office:value-type="float" office:value="56160" calcext:value-type="float">
            <text:p>56,16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://duolingo.com/" xlink:type="simple">duolingo</text:a></text:p>
          </table:table-cell>
          <table:table-cell table:style-name="ce6" table:formula="of:=[.D20]/52" office:value-type="currency" office:currency="USD" office:value="1.59615384615385" calcext:value-type="currency">
            <text:p>$1.60</text:p>
          </table:table-cell>
          <table:table-cell table:style-name="ce6" table:formula="of:=[.D20]/12" office:value-type="currency" office:currency="USD" office:value="6.91666666666667" calcext:value-type="currency">
            <text:p>$6.92</text:p>
          </table:table-cell>
          <table:table-cell table:style-name="ce6" office:value-type="currency" office:currency="USD" office:value="83" calcext:value-type="currency">
            <text:p>$83.00</text:p>
          </table:table-cell>
          <table:table-cell table:number-columns-repeated="2"/>
          <table:table-cell table:style-name="ce1" office:value-type="string" calcext:value-type="string">
            <text:p>after taxes</text:p>
          </table:table-cell>
          <table:table-cell table:style-name="ce11" table:formula="of:=[.H19]*[.H3]" office:value-type="float" office:value="810" calcext:value-type="float">
            <text:p>810</text:p>
          </table:table-cell>
          <table:table-cell table:style-name="ce11" table:formula="of:=[.I19]*[.H3]" office:value-type="float" office:value="3442.5" calcext:value-type="float">
            <text:p>3,443</text:p>
          </table:table-cell>
          <table:table-cell table:style-name="ce11" table:formula="of:=[.J19]*[.H3]" office:value-type="float" office:value="42120" calcext:value-type="float">
            <text:p>42,12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://interserver.com/" xlink:type="simple">website</text:a></text:p>
          </table:table-cell>
          <table:table-cell table:style-name="ce6" table:formula="of:=[.D21]/52" office:value-type="currency" office:currency="USD" office:value="1.15384615384615" calcext:value-type="currency">
            <text:p>$1.15</text:p>
          </table:table-cell>
          <table:table-cell table:style-name="ce6" table:formula="of:=[.D21]/12" office:value-type="currency" office:currency="USD" office:value="5" calcext:value-type="currency">
            <text:p>$5.00</text:p>
          </table:table-cell>
          <table:table-cell table:style-name="ce6" table:formula="of:=60" office:value-type="currency" office:currency="USD" office:value="60" calcext:value-type="currency">
            <text:p>$60.00</text:p>
          </table:table-cell>
          <table:table-cell table:number-columns-repeated="3"/>
          <table:table-cell table:style-name="ce11" table:formula="of:=[.H20] - [.B30]" office:value-type="float" office:value="427.7145105308" calcext:value-type="float">
            <text:p>428</text:p>
          </table:table-cell>
          <table:table-cell table:style-name="ce11" table:formula="of:=[.I20] - [.C30]" office:value-type="float" office:value="1807.06" calcext:value-type="float">
            <text:p>1,807</text:p>
          </table:table-cell>
          <table:table-cell table:style-name="ce11" table:formula="of:=[.J20] - [.D30]" office:value-type="float" office:value="22134.12" calcext:value-type="float">
            <text:p>22,13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://any.do/" xlink:type="simple">any.do</text:a></text:p>
          </table:table-cell>
          <table:table-cell table:style-name="ce6" table:formula="of:=[.D22]/52" office:value-type="currency" office:currency="USD" office:value="0.673076923076923" calcext:value-type="currency">
            <text:p>$0.67</text:p>
          </table:table-cell>
          <table:table-cell table:style-name="ce6" table:formula="of:=[.D22]/12" office:value-type="currency" office:currency="USD" office:value="2.91666666666667" calcext:value-type="currency">
            <text:p>$2.92</text:p>
          </table:table-cell>
          <table:table-cell table:style-name="ce10" office:value-type="currency" office:currency="USD" office:value="35" calcext:value-type="currency">
            <text:p>$35.00</text:p>
          </table:table-cell>
          <table:table-cell table:style-name="ce5"/>
          <table:table-cell table:number-columns-repeated="2"/>
          <table:table-cell table:style-name="ce11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amazon</text:p>
          </table:table-cell>
          <table:table-cell table:style-name="ce6" table:formula="of:=[.D23]/52" office:value-type="currency" office:currency="USD" office:value="1.82692307692308" calcext:value-type="currency">
            <text:p>$1.83</text:p>
          </table:table-cell>
          <table:table-cell table:style-name="ce6" table:formula="of:=[.D23]/12" office:value-type="currency" office:currency="USD" office:value="7.91666666666667" calcext:value-type="currency">
            <text:p>$7.92</text:p>
          </table:table-cell>
          <table:table-cell table:style-name="ce6" office:value-type="currency" office:currency="USD" office:value="95" calcext:value-type="currency">
            <text:p>$95.00</text:p>
          </table:table-cell>
          <table:table-cell table:style-name="ce5"/>
          <table:table-cell/>
          <table:table-cell table:style-name="ce1" office:value-type="string" calcext:value-type="string">
            <text:p>average hour(35)</text:p>
          </table:table-cell>
          <table:table-cell table:style-name="ce11" table:formula="of:=40*[.H2]" office:value-type="float" office:value="1440" calcext:value-type="float">
            <text:p>1,440</text:p>
          </table:table-cell>
          <table:table-cell table:style-name="ce11" table:formula="of:=[.H23]*4.25" office:value-type="float" office:value="6120" calcext:value-type="float">
            <text:p>6,120</text:p>
          </table:table-cell>
          <table:table-cell table:style-name="ce11" table:formula="of:=[.H23]*52" office:value-type="float" office:value="74880" calcext:value-type="float">
            <text:p>74,8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usic/simply piano</text:p>
          </table:table-cell>
          <table:table-cell table:style-name="ce6" table:formula="of:=[.C24]/4.25" office:value-type="currency" office:currency="USD" office:value="1.88" calcext:value-type="currency">
            <text:p>$1.88</text:p>
          </table:table-cell>
          <table:table-cell table:style-name="ce6" table:formula="of:=7.99" office:value-type="currency" office:currency="USD" office:value="7.99" calcext:value-type="currency">
            <text:p>$7.99</text:p>
          </table:table-cell>
          <table:table-cell table:style-name="ce6" table:formula="of:=[.C24]*12" office:value-type="currency" office:currency="USD" office:value="95.88" calcext:value-type="currency">
            <text:p>$95.88</text:p>
          </table:table-cell>
          <table:table-cell table:style-name="ce5"/>
          <table:table-cell/>
          <table:table-cell table:style-name="ce1" office:value-type="string" calcext:value-type="string">
            <text:p>after taxes</text:p>
          </table:table-cell>
          <table:table-cell table:style-name="ce11" table:formula="of:=[.H23]*[.H3]" office:value-type="float" office:value="1080" calcext:value-type="float">
            <text:p>1,080</text:p>
          </table:table-cell>
          <table:table-cell table:style-name="ce11" table:formula="of:=[.I23]*[.H3]" office:value-type="float" office:value="4590" calcext:value-type="float">
            <text:p>4,590</text:p>
          </table:table-cell>
          <table:table-cell table:style-name="ce11" table:formula="of:=[.J23]*[.H3]" office:value-type="float" office:value="56160" calcext:value-type="float">
            <text:p>56,1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rld of warcraft</text:p>
          </table:table-cell>
          <table:table-cell table:style-name="ce8" table:formula="of:=[.D25]/52" office:value-type="float" office:value="2.307692308" calcext:value-type="float">
            <text:p>2.31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20" calcext:value-type="float">
            <text:p>120.00</text:p>
          </table:table-cell>
          <table:table-cell table:style-name="ce5"/>
          <table:table-cell table:number-columns-repeated="2"/>
          <table:table-cell table:style-name="ce11" table:formula="of:=[.H24] - [.B30]" office:value-type="float" office:value="697.7145105308" calcext:value-type="float">
            <text:p>698</text:p>
          </table:table-cell>
          <table:table-cell table:style-name="ce11" table:formula="of:=[.I24] - [.C30]" office:value-type="float" office:value="2954.56" calcext:value-type="float">
            <text:p>2,955</text:p>
          </table:table-cell>
          <table:table-cell table:style-name="ce11" table:formula="of:=[.J24] - [.D30]" office:value-type="float" office:value="36174.12" calcext:value-type="float">
            <text:p>36,174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luxeries</text:p>
          </table:table-cell>
          <table:table-cell table:style-name="ce6" table:formula="of:=SUM([.B18:.B26])" office:value-type="currency" office:currency="USD" office:value="24.95692308" calcext:value-type="currency">
            <text:p>$24.96</text:p>
          </table:table-cell>
          <table:table-cell table:style-name="ce6" table:formula="of:=SUM([.C15:.C26])" office:value-type="currency" office:currency="USD" office:value="107.94" calcext:value-type="currency">
            <text:p>$107.94</text:p>
          </table:table-cell>
          <table:table-cell table:style-name="ce6" table:formula="of:=SUM([.D15:.D26])" office:value-type="currency" office:currency="USD" office:value="1295.88" calcext:value-type="currency">
            <text:p>$1,295.8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tal before <text:s/>luxuries</text:p>
          </table:table-cell>
          <table:table-cell table:style-name="ce9" table:formula="of:=SUM([.B2:.B22]) - [.B28]" office:value-type="currency" office:currency="USD" office:value="353.6216433" calcext:value-type="currency">
            <text:p>$353.62</text:p>
          </table:table-cell>
          <table:table-cell table:style-name="ce9" table:formula="of:=SUM([.C2:.C24])-[.C28]" office:value-type="currency" office:currency="USD" office:value="1527.5" calcext:value-type="currency">
            <text:p>$1,527.50</text:p>
          </table:table-cell>
          <table:table-cell table:style-name="ce9" table:formula="of:=SUM([.D2:.D24])-[.D28]" office:value-type="currency" office:currency="USD" office:value="18570" calcext:value-type="currency">
            <text:p>$18,570.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table:formula="of:=SUM([.B2:.B24])" office:value-type="currency" office:currency="USD" office:value="382.2854894692" calcext:value-type="currency">
            <text:p>$382.29</text:p>
          </table:table-cell>
          <table:table-cell table:style-name="ce9" table:formula="of:=SUM([.C2:.C24])" office:value-type="currency" office:currency="USD" office:value="1635.44" calcext:value-type="currency">
            <text:p>$1,635.44</text:p>
          </table:table-cell>
          <table:table-cell table:style-name="ce9" table:formula="of:=SUM([.D2:.D25])" office:value-type="currency" office:currency="USD" office:value="19985.88" calcext:value-type="currency">
            <text:p>$19,985.88</text:p>
          </table:table-cell>
          <table:table-cell table:number-columns-repeated="1020"/>
        </table:table-row>
        <table:table-row table:style-name="ro1" table:number-rows-repeated="200">
          <table:table-cell table:number-columns-repeated="1024"/>
        </table:table-row>
        <table:table-row table:style-name="ro3" table:number-rows-repeated="77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e_time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hours to save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1" table:formula="of:=SUM([.C2:.C15])" office:value-type="float" office:value="1326.5" calcext:value-type="float">
            <text:p>1,327</text:p>
          </table:table-cell>
          <table:table-cell table:number-columns-repeated="2"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hours to save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 to save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iano stand</text:p>
          </table:table-cell>
          <table:table-cell table:style-name="ce1" office:value-type="string" calcext:value-type="string">
            <text:p>piano</text:p>
          </table:table-cell>
          <table:table-cell table:style-name="ce1" office:value-type="float" office:value="50" calcext:value-type="float">
            <text:p>50</text:p>
          </table:table-cell>
          <table:table-cell table:style-name="ce16" table:formula="of:=[.C2]/[$balance_sheet.H2]" office:value-type="float" office:value="1.388888889" calcext:value-type="float">
            <text:p>1.4</text:p>
          </table:table-cell>
          <table:table-cell/>
          <table:table-cell table:style-name="ce1" office:value-type="string" calcext:value-type="string">
            <text:p>hours to save</text:p>
          </table:table-cell>
          <table:table-cell table:style-name="ce18" table:formula="of:=ROUND([.G1]/[$balance_sheet.H2];2)" office:value-type="float" office:value="36.85" calcext:value-type="float">
            <text:p>36.9</text:p>
          </table:table-cell>
          <table:table-cell table:number-columns-repeated="2"/>
          <table:table-cell table:style-name="ce1" office:value-type="string" calcext:value-type="string">
            <text:p>in the <text:s/>future</text:p>
          </table:table-cell>
          <table:table-cell table:number-columns-repeated="4"/>
          <table:table-cell table:style-name="ce1" table:formula="of:=SUM([.L3:.L40])" office:value-type="float" office:value="3425" calcext:value-type="float">
            <text:p>3425</text:p>
          </table:table-cell>
          <table:table-cell table:style-name="ce14" table:formula="of:=ROUND([.O2]/[$balance_sheet.H2];2)" office:value-type="float" office:value="95.14" calcext:value-type="float">
            <text:p>95.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hamrock run</text:p>
          </table:table-cell>
          <table:table-cell table:style-name="ce1" office:value-type="string" calcext:value-type="string">
            <text:p>running</text:p>
          </table:table-cell>
          <table:table-cell table:style-name="ce1" office:value-type="float" office:value="75" calcext:value-type="float">
            <text:p>75</text:p>
          </table:table-cell>
          <table:table-cell table:style-name="ce16" table:formula="of:=[.C3]/[$balance_sheet.H2]" office:value-type="float" office:value="2.083333333" calcext:value-type="float">
            <text:p>2.1</text:p>
          </table:table-cell>
          <table:table-cell table:number-columns-repeated="10"/>
          <table:table-cell table:style-name="ce1" office:value-type="string" calcext:value-type="string">
            <text:p>max extra hours </text:p>
          </table:table-cell>
          <table:table-cell table:style-name="ce21" table:formula="of:=(5*(52 - ORG.OPENOFFICE.WEEKS(DATE(2020;1;1);TODAY();1))) - ABS([$goal_misc.B27]/[$balance_sheet.H2])" office:value-type="float" office:value="35" calcext:value-type="float">
            <text:p>35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self gift</text:p>
          </table:table-cell>
          <table:table-cell table:style-name="ce1" office:value-type="float" office:value="102" calcext:value-type="float">
            <text:p>102</text:p>
          </table:table-cell>
          <table:table-cell table:style-name="ce16" table:formula="of:=[.C4]/[$balance_sheet.H2]" office:value-type="float" office:value="2.833333333" calcext:value-type="float">
            <text:p>2.8</text:p>
          </table:table-cell>
          <table:table-cell table:number-columns-repeated="5"/>
          <table:table-cell table:style-name="ce1" office:value-type="string" calcext:value-type="string">
            <text:p>pro writing aid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float" office:value="250" calcext:value-type="float">
            <text:p>250</text:p>
          </table:table-cell>
          <table:table-cell table:style-name="ce16" table:formula="of:=[.L4]/[$balance_sheet.H2]" office:value-type="float" office:value="6.944444444" calcext:value-type="float">
            <text:p>6.9</text:p>
          </table:table-cell>
          <table:table-cell/>
          <table:table-cell table:style-name="ce1" office:value-type="string" calcext:value-type="string">
            <text:p>hours left</text:p>
          </table:table-cell>
          <table:table-cell table:style-name="ce22" table:formula="of:=[.P3] - [.P2]" office:value-type="float" office:value="-60.14" calcext:value-type="float">
            <text:p>-60.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umble lifetime membership</text:p>
          </table:table-cell>
          <table:table-cell table:style-name="ce1" office:value-type="string" calcext:value-type="string">
            <text:p>dating</text:p>
          </table:table-cell>
          <table:table-cell table:style-name="ce1" office:value-type="float" office:value="120" calcext:value-type="float">
            <text:p>120</text:p>
          </table:table-cell>
          <table:table-cell table:style-name="ce16" table:formula="of:=[.C5]/[$balance_sheet.H2]" office:value-type="float" office:value="3.333333333" calcext:value-type="float">
            <text:p>3.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ano stand 2</text:p>
          </table:table-cell>
          <table:table-cell table:style-name="ce1" office:value-type="string" calcext:value-type="string">
            <text:p>piano</text:p>
          </table:table-cell>
          <table:table-cell table:style-name="ce1" office:value-type="float" office:value="60" calcext:value-type="float">
            <text:p>60</text:p>
          </table:table-cell>
          <table:table-cell table:style-name="ce17" table:formula="of:=[.C6]/[$balance_sheet.H2]" office:value-type="float" office:value="1.666666667" calcext:value-type="float">
            <text:p>1.7</text:p>
          </table:table-cell>
          <table:table-cell table:number-columns-repeated="5"/>
          <table:table-cell table:style-name="ce1" office:value-type="string" calcext:value-type="string">
            <text:p>punching bag</text:p>
          </table:table-cell>
          <table:table-cell table:style-name="ce1" office:value-type="string" calcext:value-type="string">
            <text:p>month tasks</text:p>
          </table:table-cell>
          <table:table-cell table:style-name="ce1" office:value-type="float" office:value="115" calcext:value-type="float">
            <text:p>115</text:p>
          </table:table-cell>
          <table:table-cell table:style-name="ce16" table:formula="of:=[.L6]/[$balance_sheet.H2]" office:value-type="float" office:value="3.194444444" calcext:value-type="float">
            <text:p>3.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website/piano</text:p>
          </table:table-cell>
          <table:table-cell table:style-name="ce1" office:value-type="float" office:value="150" calcext:value-type="float">
            <text:p>150</text:p>
          </table:table-cell>
          <table:table-cell table:style-name="ce16" table:formula="of:=[.C7]/[$balance_sheet.H2]" office:value-type="float" office:value="4.166666667" calcext:value-type="float">
            <text:p>4.2</text:p>
          </table:table-cell>
          <table:table-cell table:number-columns-repeated="5"/>
          <table:table-cell table:style-name="ce1" office:value-type="string" calcext:value-type="string">
            <text:p>roller skates</text:p>
          </table:table-cell>
          <table:table-cell table:style-name="ce1" office:value-type="string" calcext:value-type="string">
            <text:p>month tasks</text:p>
          </table:table-cell>
          <table:table-cell table:style-name="ce1" office:value-type="float" office:value="60" calcext:value-type="float">
            <text:p>60</text:p>
          </table:table-cell>
          <table:table-cell table:style-name="ce16" table:formula="of:=[.L7]/[$balance_sheet.H2]" office:value-type="float" office:value="1.666666667" calcext:value-type="float">
            <text:p>1.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ancy tablet</text:p>
          </table:table-cell>
          <table:table-cell table:style-name="ce1" office:value-type="string" calcext:value-type="string">
            <text:p>piano</text:p>
          </table:table-cell>
          <table:table-cell table:style-name="ce1" office:value-type="float" office:value="120" calcext:value-type="float">
            <text:p>120</text:p>
          </table:table-cell>
          <table:table-cell table:style-name="ce16" table:formula="of:=[.C8]/[$balance_sheet.H2]" office:value-type="float" office:value="3.333333333" calcext:value-type="float">
            <text:p>3.3</text:p>
          </table:table-cell>
          <table:table-cell/>
          <table:table-cell table:style-name="ce1" office:value-type="string" calcext:value-type="string">
            <text:p>Before(20)</text:p>
          </table:table-cell>
          <table:table-cell table:style-name="ce11" table:formula="of:=[$balance_sheet.J15]" office:value-type="float" office:value="8094.12" calcext:value-type="float">
            <text:p>8,094</text:p>
          </table:table-cell>
          <table:table-cell table:number-columns-repeated="2"/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job/vebsite</text:p>
          </table:table-cell>
          <table:table-cell table:style-name="ce1" office:value-type="float" office:value="3000" calcext:value-type="float">
            <text:p>3000</text:p>
          </table:table-cell>
          <table:table-cell table:style-name="ce16" table:formula="of:=[.L8]/[$balance_sheet.H2]" office:value-type="float" office:value="83.33333333" calcext:value-type="float">
            <text:p>83.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ildo</text:p>
          </table:table-cell>
          <table:table-cell/>
          <table:table-cell table:style-name="ce1" office:value-type="float" office:value="84" calcext:value-type="float">
            <text:p>84</text:p>
          </table:table-cell>
          <table:table-cell table:style-name="ce16" table:formula="of:=[.C9]/[$balance_sheet.H2]" office:value-type="float" office:value="2.333333333" calcext:value-type="float">
            <text:p>2.3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1" table:formula="of:=([.G8]+[.C29])-[.G1]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cculus </text:p>
          </table:table-cell>
          <table:table-cell table:style-name="ce1" office:value-type="string" calcext:value-type="string">
            <text:p>programming</text:p>
          </table:table-cell>
          <table:table-cell table:style-name="ce1" office:value-type="float" office:value="372" calcext:value-type="float">
            <text:p>372</text:p>
          </table:table-cell>
          <table:table-cell table:style-name="ce16" table:formula="of:=[.C10]/[$balance_sheet.H2]" office:value-type="float" office:value="10.33333333" calcext:value-type="float">
            <text:p>10.3</text:p>
          </table:table-cell>
          <table:table-cell table:number-columns-repeated="10"/>
          <table:table-cell table:style-name="ce1" office:value-type="string" calcext:value-type="string">
            <text:p>hours in a year</text:p>
          </table:table-cell>
          <table:table-cell table:style-name="ce1" table:formula="of:=40*52" office:value-type="float" office:value="2080" calcext:value-type="float">
            <text:p>2080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pre home depot wage revers</text:p>
          </table:table-cell>
          <table:table-cell/>
          <table:table-cell table:style-name="ce12" table:formula="of:=30*0.15*(ORG.OPENOFFICE.WEEKS(DATE(2020;1;1);DATE(2020;10;31);0))" office:value-type="float" office:value="193.5" calcext:value-type="float">
            <text:p>193.5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1" office:value-type="string" calcext:value-type="string">
            <text:p>Before(30)</text:p>
          </table:table-cell>
          <table:table-cell table:style-name="ce11" table:formula="of:=[$balance_sheet.J21]" office:value-type="float" office:value="22134.12" calcext:value-type="float">
            <text:p>22,13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fter </text:p>
          </table:table-cell>
          <table:table-cell table:style-name="ce19" table:formula="of:=([.G12]+[.C29])-[.G1]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Before(35)</text:p>
          </table:table-cell>
          <table:table-cell table:style-name="ce11" table:formula="of:=[$balance_sheet.J25]" office:value-type="float" office:value="36174.12" calcext:value-type="float">
            <text:p>36,17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fter </text:p>
          </table:table-cell>
          <table:table-cell table:style-name="ce11" table:formula="of:=[.G15]-[.G1]+[.C29]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11"/>
          <table:table-cell table:number-columns-repeated="1017"/>
        </table:table-row>
        <table:table-row table:style-name="ro1">
          <table:table-cell table:number-columns-repeated="6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days in year</text:p>
          </table:table-cell>
          <table:table-cell table:style-name="ce1" table:formula="of:=days(TODAY();&quot;1/1/2020&quot;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extra inco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deral refund</text:p>
          </table:table-cell>
          <table:table-cell table:style-name="ce1" office:value-type="string" calcext:value-type="string">
            <text:p>gov</text:p>
          </table:table-cell>
          <table:table-cell table:style-name="ce13" table:formula="of:=1020" office:value-type="float" office:value="1020" calcext:value-type="float">
            <text:p>10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te refund</text:p>
          </table:table-cell>
          <table:table-cell table:style-name="ce1" office:value-type="string" calcext:value-type="string">
            <text:p>gov</text:p>
          </table:table-cell>
          <table:table-cell table:style-name="ce14" office:value-type="float" office:value="403" calcext:value-type="float">
            <text:p>403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rest</text:p>
          </table:table-cell>
          <table:table-cell table:style-name="ce1" office:value-type="string" calcext:value-type="string">
            <text:p>proj</text:p>
          </table:table-cell>
          <table:table-cell table:style-name="ce15" table:formula="of:=([$accounts.B6]*POWER(1+([$accounts.C6]/365);[.B20])-[$accounts.B6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used social</text:p>
          </table:table-cell>
          <table:table-cell table:style-name="ce12" office:value-type="string" calcext:value-type="string">
            <text:p>proj</text:p>
          </table:table-cell>
          <table:table-cell table:style-name="ce15" table:formula="of:=[$balance_sheet.D19]" office:value-type="currency" office:currency="USD" office:value="780" calcext:value-type="currency">
            <text:p>$780.0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azard pay</text:p>
          </table:table-cell>
          <table:table-cell table:style-name="ce12" office:value-type="string" calcext:value-type="string">
            <text:p>proj</text:p>
          </table:table-cell>
          <table:table-cell table:style-name="ce12" table:formula="of:=40 * 2 * 3 * 4.33" office:value-type="float" office:value="1039.2" calcext:value-type="float">
            <text:p>1039.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totals</text:p>
          </table:table-cell>
          <table:table-cell/>
          <table:table-cell table:style-name="ce15" table:formula="of:=SUM([.C23:.C27]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 table:number-rows-repeated="200">
          <table:table-cell table:number-columns-repeated="1024"/>
        </table:table-row>
        <table:table-row table:style-name="ro3" table:number-rows-repeated="77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al_misc" table:style-name="ta3">
        <table:table-column table:style-name="co18" table:default-cell-style-name="Default"/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17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4"/>
          <table:table-cell table:style-name="ce1" office:value-type="string" calcext:value-type="string">
            <office:annotation draw:style-name="gr3" draw:text-style-name="P2" svg:width="423.01pt" svg:height="39.29pt" svg:x="508.88pt" svg:y="18.6pt" draw:caption-point-x="-11.54pt" draw:caption-point-y="-18.31pt">
              <dc:date>2020-11-11T00:00:00</dc:date>
              <text:p text:style-name="P1">This table is for things that I might add in the future to the balance sheet expenses to account for</text:p>
              <text:p text:style-name="P1"/>
            </office:annotation>
            <text:p>potential future</text:p>
          </table:table-cell>
          <table:table-cell table:style-name="ce1" office:value-type="string" calcext:value-type="string">
            <text:p>balance sheet</text:p>
          </table:table-cell>
          <table:table-cell table:style-name="ce1" office:value-type="string" calcext:value-type="string">
            <text:p>cost per week</text:p>
          </table:table-cell>
          <table:table-cell table:style-name="ce1" office:value-type="string" calcext:value-type="string">
            <text:p>cost per month</text:p>
          </table:table-cell>
          <table:table-cell table:style-name="ce1" office:value-type="string" calcext:value-type="string">
            <text:p>cost per year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insurance</text:p>
          </table:table-cell>
          <table:table-cell table:style-name="ce1" table:formula="of:=[.I3]/52" office:value-type="float" office:value="5.288461538" calcext:value-type="float">
            <text:p>5.288461538</text:p>
          </table:table-cell>
          <table:table-cell table:style-name="ce1" table:formula="of:=[.I3]/12" office:value-type="float" office:value="22.91666667" calcext:value-type="float">
            <text:p>22.91666667</text:p>
          </table:table-cell>
          <table:table-cell table:style-name="ce1" table:formula="of:=550/2" office:value-type="float" office:value="275" calcext:value-type="float">
            <text:p>2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x savings</text:p>
          </table:table-cell>
          <table:table-cell table:number-columns-repeated="4"/>
          <table:table-cell table:style-name="ce1" office:value-type="string" calcext:value-type="string">
            <text:p>internet</text:p>
          </table:table-cell>
          <table:table-cell table:style-name="ce5" table:formula="of:=[.H4]/4.25" office:value-type="float" office:value="9.411764706" calcext:value-type="float">
            <text:p>9.41</text:p>
          </table:table-cell>
          <table:table-cell table:style-name="ce5" office:value-type="float" office:value="40" calcext:value-type="float">
            <text:p>40.00</text:p>
          </table:table-cell>
          <table:table-cell table:style-name="ce5" table:formula="of:=[.H4]*12" office:value-type="float" office:value="480" calcext:value-type="float">
            <text:p>480.00</text:p>
          </table:table-cell>
          <table:table-cell table:number-columns-repeated="1015"/>
        </table:table-row>
        <table:table-row table:style-name="ro1">
          <table:table-cell table:style-name="ce11" table:formula="of:=ORG.OPENOFFICE.YEARS(TODAY();DATE(72+1999;27;1);1)*[$balance_sheet.J21]" office:value-type="float" office:value="1173108.36" calcext:value-type="float">
            <text:p>1,173,108</text:p>
          </table:table-cell>
          <table:table-cell table:number-columns-repeated="4"/>
          <table:table-cell table:style-name="ce1" office:value-type="string" calcext:value-type="string">
            <text:p>health insurance</text:p>
          </table:table-cell>
          <table:table-cell table:style-name="ce5" office:value-type="float" office:value="0" calcext:value-type="float">
            <text:p>.00</text:p>
          </table:table-cell>
          <table:table-cell table:style-name="ce5" table:formula="of:=[.G5]*4" office:value-type="float" office:value="0" calcext:value-type="float">
            <text:p>.00</text:p>
          </table:table-cell>
          <table:table-cell table:style-name="ce5" table:formula="of:=[.G5]*52" office:value-type="float" office:value="0" calcext:value-type="float">
            <text:p>.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phone bill</text:p>
          </table:table-cell>
          <table:table-cell table:number-columns-repeated="3" table:style-name="ce5" office:value-type="float" office:value="0" calcext:value-type="float">
            <text:p>.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utilites</text:p>
          </table:table-cell>
          <table:table-cell table:style-name="ce5" table:formula="of:=[.H7]/4.25" office:value-type="float" office:value="42.35294118" calcext:value-type="float">
            <text:p>42.35</text:p>
          </table:table-cell>
          <table:table-cell table:style-name="ce5" table:formula="of:=180" office:value-type="float" office:value="180" calcext:value-type="float">
            <text:p>180.00</text:p>
          </table:table-cell>
          <table:table-cell table:style-name="ce5" table:formula="of:=[.H7]*12" office:value-type="float" office:value="2160" calcext:value-type="float">
            <text:p>2,160.0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vings at start of the year</text:p>
          </table:table-cell>
          <table:table-cell table:style-name="ce20" office:value-type="float" office:value="21897" calcext:value-type="float">
            <text:p>21,897</text:p>
          </table:table-cell>
          <table:table-cell table:number-columns-repeated="3"/>
          <table:table-cell table:style-name="ce1" office:value-type="string" calcext:value-type="string">
            <text:p>retirement account</text:p>
          </table:table-cell>
          <table:table-cell table:style-name="ce1" table:formula="of:=5" office:value-type="float" office:value="5" calcext:value-type="float">
            <text:p>5</text:p>
          </table:table-cell>
          <table:table-cell table:style-name="ce1" table:formula="of:=[.G8]*4.25" office:value-type="float" office:value="21.25" calcext:value-type="float">
            <text:p>21.25</text:p>
          </table:table-cell>
          <table:table-cell table:style-name="ce1" table:formula="of:=[.H8]*12" office:value-type="float" office:value="255" calcext:value-type="float">
            <text:p>25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x years surviving on saving</text:p>
          </table:table-cell>
          <table:table-cell table:style-name="ce23" table:formula="of:=ROUND( [$accounts.B4]/[$balance_sheet.D30];5)" office:value-type="float" office:value="1.09417" calcext:value-type="float">
            <text:p>1.09</text:p>
          </table:table-cell>
          <table:table-cell table:number-columns-repeated="3"/>
          <table:table-cell table:style-name="ce2" office:value-type="string" calcext:value-type="string">
            <text:p>run tracker</text:p>
          </table:table-cell>
          <table:table-cell table:style-name="ce29" table:formula="of:=[.I9]/52" office:value-type="float" office:value="0.6730769231" calcext:value-type="float">
            <text:p>.67</text:p>
          </table:table-cell>
          <table:table-cell table:style-name="ce29" table:formula="of:=[.I9]/12" office:value-type="float" office:value="2.916666667" calcext:value-type="float">
            <text:p>2.92</text:p>
          </table:table-cell>
          <table:table-cell table:style-name="ce29" office:value-type="float" office:value="35" calcext:value-type="float">
            <text:p>35.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inimum income for survival (30)</text:p>
          </table:table-cell>
          <table:table-cell table:style-name="ce24" table:formula="of:=((1/[$balance_sheet.H3])*[$balance_sheet.D29])/(52*30)" office:value-type="float" office:value="15.87179487" calcext:value-type="float">
            <text:p>15.87</text:p>
          </table:table-cell>
          <table:table-cell table:number-columns-repeated="3"/>
          <table:table-cell table:style-name="ce2" office:value-type="string" calcext:value-type="string">
            <text:p>FireFox donation</text:p>
          </table:table-cell>
          <table:table-cell table:style-name="ce30" table:formula="of:=[.H10]/4.33" office:value-type="float" office:value="0.6928406467" calcext:value-type="float">
            <text:p>0.69</text:p>
          </table:table-cell>
          <table:table-cell table:style-name="ce30" office:value-type="float" office:value="3" calcext:value-type="float">
            <text:p>3.00</text:p>
          </table:table-cell>
          <table:table-cell table:style-name="ce30" table:formula="of:=[.H10]*12" office:value-type="float" office:value="36" calcext:value-type="float">
            <text:p>36.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urrent savings rate </text:p>
          </table:table-cell>
          <table:table-cell table:style-name="ce9" table:formula="of:=([$accounts.B14]-[.B8])/ORG.OPENOFFICE.WEEKS(DATE(2020;1;1);TODAY();1)" office:value-type="currency" office:currency="USD" office:value="227.133333333333" calcext:value-type="currency">
            <text:p>$227.13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difference from projection rate(30)</text:p>
          </table:table-cell>
          <table:table-cell table:style-name="ce9" table:formula="of:=[.B12]-([$one_time.G13]/(ORG.OPENOFFICE.WEEKS(DATE(2020;1;1);TODAY();1)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ed savings difference(30)</text:p>
          </table:table-cell>
          <table:table-cell table:style-name="ce9" table:formula="of:=[$accounts.B15]-[.B15]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ed savings should have now(30)</text:p>
          </table:table-cell>
          <table:table-cell table:style-name="ce9" table:formula="of:=ORG.OPENOFFICE.WEEKS(DATE(2020;1;2);TODAY();0)*([$one_time.G13]/52)+[.B8]" office:value-type="string" office:string-value="" calcext:value-type="error">
            <office:annotation draw:style-name="gr4" draw:text-style-name="P2" svg:width="304.78pt" svg:height="48.76pt" svg:x="301.75pt" svg:y="203.24pt" draw:caption-point-x="-11.54pt" draw:caption-point-y="-19.98pt">
              <dc:date>2020-11-11T00:00:00</dc:date>
              <text:p text:style-name="P1">Projection changes weekly. </text:p>
              <text:p text:style-name="P1">based on 30 hours week</text:p>
              <text:p text:style-name="P1"/>
            </office:annotation>
            <text:p>#NAME?</text:p>
          </table:table-cell>
          <table:table-cell table:number-columns-repeated="3"/>
          <table:table-cell table:style-name="ce4" office:value-type="string" calcext:value-type="string">
            <text:p>total</text:p>
          </table:table-cell>
          <table:table-cell table:style-name="ce31" table:formula="of:=SUM([.G2:.G14])" office:value-type="float" office:value="63.4190849938" calcext:value-type="float">
            <text:p>63.42</text:p>
          </table:table-cell>
          <table:table-cell table:style-name="ce31" table:formula="of:=SUM([.H2:.H14])" office:value-type="float" office:value="270.083333337" calcext:value-type="float">
            <text:p>270.08</text:p>
          </table:table-cell>
          <table:table-cell table:style-name="ce31" table:formula="of:=SUM([.I2:.I14])" office:value-type="float" office:value="3241" calcext:value-type="float">
            <text:p>3,241.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intain projection</text:p>
          </table:table-cell>
          <table:table-cell table:style-name="ce25" table:formula="of:=[$accounts.B15]+([$one_time.G13]/52* ORG.OPENOFFICE.WEEKS(TODAY();DATE(2021;1;1);0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savings projected</text:p>
          </table:table-cell>
          <table:table-cell table:style-name="ce26" table:formula="of:=[$goal_misc.B8] + [$one_time.G13]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ed our project amount</text:p>
          </table:table-cell>
          <table:table-cell table:style-name="ce27" table:formula="of:=IF([.B18] &lt; [$accounts.B15]; &quot;YESS!&quot;; &quot;no not yet&quot;)" office:value-type="string" office:string-value="" calcext:value-type="error">
            <text:p>#NAME?</text:p>
          </table:table-cell>
          <table:table-cell table:number-columns-repeated="5"/>
          <table:table-cell>
            <draw:frame table:end-cell-address="goal_misc.N45" table:end-x="28.32pt" table:end-y="3.74pt" draw:z-index="0" draw:name="Chart 1" draw:style-name="gr2" draw:text-style-name="P3" svg:width="425.23pt" svg:height="325.47pt" svg:x="3pt" svg:y="9.75pt">
              <draw:object draw:notify-on-update-of-ranges="goal_misc.F22:goal_misc.F31 goal_misc.G22:goal_misc.G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ow many weeks till goal at current rate</text:p>
          </table:table-cell>
          <table:table-cell table:style-name="ce1" table:formula="of:=COM.MICROSOFT.CEILING.MATH(-[.B29]/([.B12]+[$one_time.G13]/52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1" office:value-type="string" calcext:value-type="string">
            <text:p>percent incom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rent </text:p>
          </table:table-cell>
          <table:table-cell table:style-name="ce32" table:formula="of:=[$balance_sheet.D2]/[$balance_sheet.J20]" office:value-type="percentage" office:value="0.3418803419" calcext:value-type="percentage">
            <text:p>34.2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food</text:p>
          </table:table-cell>
          <table:table-cell table:style-name="ce32" table:formula="of:=[$balance_sheet.D3]/[$balance_sheet.J20]" office:value-type="percentage" office:value="0.06481481481" calcext:value-type="percentage">
            <text:p>6.5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social </text:p>
          </table:table-cell>
          <table:table-cell table:style-name="ce32" table:formula="of:=[$balance_sheet.D19]/[$balance_sheet.J20]" office:value-type="percentage" office:value="0.01851851852" calcext:value-type="percentage">
            <text:p>1.9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oal is </text:p>
          </table:table-cell>
          <table:table-cell table:style-name="ce11" office:value-type="float" office:value="60000" calcext:value-type="float">
            <text:p>60,000</text:p>
          </table:table-cell>
          <table:table-cell table:number-columns-repeated="3"/>
          <table:table-cell table:style-name="ce2"/>
          <table:table-cell table:style-name="ce32"/>
          <table:table-cell table:number-columns-repeated="1017"/>
        </table:table-row>
        <table:table-row table:style-name="ro1">
          <table:table-cell table:style-name="ce1" office:value-type="string" calcext:value-type="string">
            <text:p>goal vs projection</text:p>
          </table:table-cell>
          <table:table-cell table:style-name="ce11" table:formula="of:=[.B17]- [.B25]" office:value-type="string" office:string-value="" calcext:value-type="error">
            <text:p>#NAME?</text:p>
          </table:table-cell>
          <table:table-cell table:number-columns-repeated="3"/>
          <table:table-cell table:style-name="ce2" office:value-type="string" calcext:value-type="string">
            <text:p>website</text:p>
          </table:table-cell>
          <table:table-cell table:style-name="ce32" table:formula="of:=[$balance_sheet.D21]/[$balance_sheet.J25]" office:value-type="percentage" office:value="0.001658644357" calcext:value-type="percentage">
            <text:p>0.2%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table:number-columns-repeated="3"/>
          <table:table-cell table:style-name="ce2" office:value-type="string" calcext:value-type="string">
            <text:p>any.do</text:p>
          </table:table-cell>
          <table:table-cell table:style-name="ce32" table:formula="of:=[$balance_sheet.D22]/[$balance_sheet.J20]" office:value-type="percentage" office:value="0.0008309591643" calcext:value-type="percentage">
            <text:p>0.1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amazon</text:p>
          </table:table-cell>
          <table:table-cell table:style-name="ce32" table:formula="of:=[$balance_sheet.D23]/[$balance_sheet.J20]" office:value-type="percentage" office:value="0.002255460589" calcext:value-type="percentage">
            <text:p>0.2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oal and now</text:p>
          </table:table-cell>
          <table:table-cell table:style-name="ce28" table:formula="of:=[$accounts.B15] - [.B25]" office:value-type="float" office:value="-27882" calcext:value-type="float">
            <text:p>-27882</text:p>
          </table:table-cell>
          <table:table-cell table:number-columns-repeated="3"/>
          <table:table-cell table:style-name="ce2" office:value-type="string" calcext:value-type="string">
            <text:p>music/simply piano</text:p>
          </table:table-cell>
          <table:table-cell table:style-name="ce32" table:formula="of:=[$balance_sheet.D24]/[$balance_sheet.J20]" office:value-type="percentage" office:value="0.002276353276" calcext:value-type="percentage">
            <text:p>0.2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 terms of hours need to work till goal</text:p>
          </table:table-cell>
          <table:table-cell table:style-name="ce21" table:formula="of:=-[.B29]/[$balance_sheet.J2]" office:value-type="float" office:value="1032.666667" calcext:value-type="float">
            <text:p>1032.7</text:p>
          </table:table-cell>
          <table:table-cell table:number-columns-repeated="3"/>
          <table:table-cell table:style-name="ce2" office:value-type="string" calcext:value-type="string">
            <text:p>unallocated</text:p>
          </table:table-cell>
          <table:table-cell table:style-name="ce32" table:formula="of:=ABS([$balance_sheet.J21]/[$balance_sheet.J20])" office:value-type="percentage" office:value="0.5255014245" calcext:value-type="percentage">
            <text:p>52.6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ears at current rate</text:p>
          </table:table-cell>
          <table:table-cell table:style-name="ce12" table:formula="of:=ROUND(ABS([.B29]/([.B12]*52));3)" office:value-type="float" office:value="2.361" calcext:value-type="float">
            <text:p>2.361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projected rate(30)</text:p>
          </table:table-cell>
          <table:table-cell table:style-name="ce12" table:formula="of:=ROUND(ABS([.B29]/[$one_time.G13]);3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ed the goal </text:p>
          </table:table-cell>
          <table:table-cell table:style-name="ce1" table:formula="of:=IF([.B29] &gt; 0; &quot;DOUBLE YESs!!&quot;;&quot;no not yet&quot;)" office:value-type="string" office:string-value="no not yet" calcext:value-type="string">
            <text:p>no not yet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33" table:formula="of:=SUM([.G22:.G32])" office:value-type="percentage" office:value="0.9577365171" calcext:value-type="percentage">
            <text:p>95.77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33" table:formula="of:=IF(([.G34] &lt; 1.011)                                           AND  ([.G34] &gt; 0.999) ;&quot;GOOD&quot;;&quot;BAD&quot;)" office:value-type="string" office:string-value="BAD" calcext:value-type="string">
            <text:p>BAD</text:p>
          </table:table-cell>
          <table:table-cell table:number-columns-repeated="1017"/>
        </table:table-row>
        <table:table-row table:style-name="ro1" table:number-rows-repeated="200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ounts" table:style-name="ta4">
        <table:table-column table:style-name="co25" table:default-cell-style-name="Default"/>
        <table:table-column table:style-name="co26" table:default-cell-style-name="Default"/>
        <table:table-column table:style-name="co8" table:number-columns-repeated="3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ntrest r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ounts</text:p>
          </table:table-cell>
          <table:table-cell table:number-columns-repeated="3"/>
          <table:table-cell table:style-name="ce1" office:value-type="string" calcext:value-type="string">
            <text:p>debts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1" office:value-type="string" calcext:value-type="string">
            <text:p>hours to pay off </text:p>
          </table:table-cell>
          <table:table-cell table:style-name="ce1" office:value-type="string" calcext:value-type="string">
            <text:p>credit limi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rrent savings</text:p>
          </table:table-cell>
          <table:table-cell table:style-name="ce9" office:value-type="currency" office:currency="USD" office:value="21868" calcext:value-type="currency">
            <text:p>$21,868.00</text:p>
          </table:table-cell>
          <table:table-cell table:style-name="ce34" office:value-type="percentage" office:value="0" calcext:value-type="percentage">
            <text:p>0.00%</text:p>
          </table:table-cell>
          <table:table-cell/>
          <table:table-cell table:style-name="ce1" office:value-type="string" calcext:value-type="string">
            <text:p>credit card</text:p>
          </table:table-cell>
          <table:table-cell table:style-name="ce25" office:value-type="currency" office:currency="USD" office:value="0" calcext:value-type="currency">
            <text:p>$0</text:p>
          </table:table-cell>
          <table:table-cell table:style-name="ce35" table:formula="of:=[.F4]/[$balance_sheet.H2]" office:value-type="float" office:value="0" calcext:value-type="float">
            <text:p>0.0</text:p>
          </table:table-cell>
          <table:table-cell table:style-name="ce25" table:formula="of:=1500-[.F4]" office:value-type="currency" office:currency="USD" office:value="1500" calcext:value-type="currency">
            <text:p>$1,5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ecking account</text:p>
          </table:table-cell>
          <table:table-cell table:style-name="ce9" office:value-type="currency" office:currency="USD" office:value="253" calcext:value-type="currency">
            <text:p>$253.00</text:p>
          </table:table-cell>
          <table:table-cell table:style-name="ce34" office:value-type="percentage" office:value="0.0001" calcext:value-type="percentage">
            <text:p>0.01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ly savings account</text:p>
          </table:table-cell>
          <table:table-cell table:style-name="ce9" office:value-type="currency" office:currency="USD" office:value="9997" calcext:value-type="currency">
            <text:p>$9,997.00</text:p>
          </table:table-cell>
          <table:table-cell table:style-name="ce34" office:value-type="percentage" office:value="0.006" calcext:value-type="percentage">
            <text:p>0.60%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lly checking account</text:p>
          </table:table-cell>
          <table:table-cell table:style-name="ce9" office:value-type="currency" office:currency="USD" office:value="80" calcext:value-type="currency">
            <text:p>$80.00</text:p>
          </table:table-cell>
          <table:table-cell table:style-name="ce33" office:value-type="percentage" office:value="0.001" calcext:value-type="percentage">
            <text:p>0.10%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total on hand</text:p>
          </table:table-cell>
          <table:table-cell table:style-name="ce25" table:formula="of:=SUM([.B4:.B6])" office:value-type="currency" office:currency="USD" office:value="32118" calcext:value-type="currency">
            <text:p>$32,1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</text:p>
          </table:table-cell>
          <table:table-cell table:style-name="ce25" table:formula="of:=[.B14] - [.F4]" office:value-type="currency" office:currency="USD" office:value="32118" calcext:value-type="currency">
            <text:p>$32,118</text:p>
          </table:table-cell>
          <table:table-cell table:number-columns-repeated="1022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ft in checking</text:p>
          </table:table-cell>
          <table:table-cell table:style-name="ce9" table:formula="of:=[.B5] + [.B7] - [.F4]" office:value-type="currency" office:currency="USD" office:value="333" calcext:value-type="currency">
            <text:p>$333.00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his is a test to see</text:p>
          </table:table-cell>
          <table:table-cell table:number-columns-repeated="1022"/>
        </table:table-row>
        <table:table-row table:style-name="ro1" table:number-rows-repeated="20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" table:style-name="ta5"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9" table:number-columns-repeated="19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mo</text:p>
          </table:table-cell>
          <table:table-cell table:style-name="ce1" office:value-type="string" calcext:value-type="string">
            <text:p>Amount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4/16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101.98" calcext:value-type="float">
            <text:p>101.98</text:p>
          </table:table-cell>
          <table:table-cell/>
          <table:table-cell table:style-name="ce1" office:value-type="string" calcext:value-type="string">
            <text:p>sum of transactions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4/23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13975011351814; 05411; ; ; ; </text:p>
          </table:table-cell>
          <table:table-cell table:style-name="ce1" office:value-type="float" office:value="-0.5" calcext:value-type="float">
            <text:p>-0.5</text:p>
          </table:table-cell>
          <table:table-cell/>
          <table:table-cell table:style-name="ce1" table:formula="of:=SUMIF([.E2:.E76];&quot;&lt;0&quot;)" office:value-type="float" office:value="-763.07" calcext:value-type="float">
            <text:p>-763.07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4/24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14975015931412; 05411; ; ; ; </text:p>
          </table:table-cell>
          <table:table-cell table:style-name="ce1" office:value-type="float" office:value="-0.5" calcext:value-type="float">
            <text:p>-0.5</text:p>
          </table:table-cell>
          <table:table-cell/>
          <table:table-cell table:style-name="ce1" table:formula="of:=COUNTIF([.E2:.E76];&quot;&lt;0&quot;)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4/27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4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22975017900415; 05411; ; ; ; </text:p>
          </table:table-cell>
          <table:table-cell table:style-name="ce1" office:value-type="float" office:value="-4.75" calcext:value-type="float">
            <text:p>-4.7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28975011500850; 05411; ; ; ; </text:p>
          </table:table-cell>
          <table:table-cell table:style-name="ce1" office:value-type="float" office:value="-6.99" calcext:value-type="float">
            <text:p>-6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1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30975017980896; 05411; ; ; ; </text:p>
          </table:table-cell>
          <table:table-cell table:style-name="ce1" office:value-type="float" office:value="-4.99" calcext:value-type="float">
            <text:p>-4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1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31975016111104; 05411; ; ; ; 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5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Bumble help bumble.com 207-0990939 CA</text:p>
          </table:table-cell>
          <table:table-cell table:style-name="ce1" office:value-type="string" calcext:value-type="string">
            <text:p>24204290135002712985857; 07273; ; ; ; </text:p>
          </table:table-cell>
          <table:table-cell table:style-name="ce1" office:value-type="float" office:value="-19.99" calcext:value-type="float">
            <text:p>-19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5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22.73" calcext:value-type="float">
            <text:p>22.73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37975018050924; 05411; ; ; ; </text:p>
          </table:table-cell>
          <table:table-cell table:style-name="ce1" office:value-type="float" office:value="-2.99" calcext:value-type="float">
            <text:p>-2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38975012322187; 05411; ; ; ; </text:p>
          </table:table-cell>
          <table:table-cell table:style-name="ce1" office:value-type="float" office:value="-0.5" calcext:value-type="float">
            <text:p>-0.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38975018060906; 05411; ; ; ; </text:p>
          </table:table-cell>
          <table:table-cell table:style-name="ce1" office:value-type="float" office:value="-2.94" calcext:value-type="float">
            <text:p>-2.94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39975018290247; 05411; ; ; ; </text:p>
          </table:table-cell>
          <table:table-cell table:style-name="ce1" office:value-type="float" office:value="-6.99" calcext:value-type="float">
            <text:p>-6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39975018290254; 05411; ; ; ; </text:p>
          </table:table-cell>
          <table:table-cell table:style-name="ce1" office:value-type="float" office:value="-5.98" calcext:value-type="float">
            <text:p>-5.98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39975010621217; 05411; ; ; ; </text:p>
          </table:table-cell>
          <table:table-cell table:style-name="ce1" office:value-type="float" office:value="-10.77" calcext:value-type="float">
            <text:p>-10.77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19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26.42" calcext:value-type="float">
            <text:p>26.42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20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40975012341654; 05411; ; ; ; </text:p>
          </table:table-cell>
          <table:table-cell table:style-name="ce1" office:value-type="float" office:value="-21.99" calcext:value-type="float">
            <text:p>-21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21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45.73" calcext:value-type="float">
            <text:p>45.73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2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INTERSERVER INC 201-605-1440 NJ</text:p>
          </table:table-cell>
          <table:table-cell table:style-name="ce1" office:value-type="string" calcext:value-type="string">
            <text:p>24431060143207044994111; 04816; ; ; ; </text:p>
          </table:table-cell>
          <table:table-cell table:style-name="ce1" office:value-type="float" office:value="-102" calcext:value-type="float">
            <text:p>-102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26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SERVER INC SECAUCUS NJ</text:p>
          </table:table-cell>
          <table:table-cell table:style-name="ce1" office:value-type="string" calcext:value-type="string">
            <text:p>74431060144207681152142; 04816; ; ; ; 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2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INTERSERVER INC 201-605-1440 NJ</text:p>
          </table:table-cell>
          <table:table-cell table:style-name="ce1" office:value-type="string" calcext:value-type="string">
            <text:p>24431060144207044994110; 04816; ; ; ; </text:p>
          </table:table-cell>
          <table:table-cell table:style-name="ce1" office:value-type="float" office:value="-102" calcext:value-type="float">
            <text:p>-102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2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45975012402352; 05411; ; ; ; </text:p>
          </table:table-cell>
          <table:table-cell table:style-name="ce1" office:value-type="float" office:value="-3.49" calcext:value-type="float">
            <text:p>-3.4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2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46975018140724; 05411; ; ; ; </text:p>
          </table:table-cell>
          <table:table-cell table:style-name="ce1" office:value-type="float" office:value="-8.98" calcext:value-type="float">
            <text:p>-8.98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27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47975018150706; 05411; ; ; ; </text:p>
          </table:table-cell>
          <table:table-cell table:style-name="ce1" office:value-type="float" office:value="-19.98" calcext:value-type="float">
            <text:p>-19.98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5/2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48975011701645; 05411; ; ; ; </text:p>
          </table:table-cell>
          <table:table-cell table:style-name="ce1" office:value-type="float" office:value="-7.99" calcext:value-type="float">
            <text:p>-7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3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170.94" calcext:value-type="float">
            <text:p>170.94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4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55975018450196; 05411; ; ; ; </text:p>
          </table:table-cell>
          <table:table-cell table:style-name="ce1" office:value-type="float" office:value="-8.99" calcext:value-type="float">
            <text:p>-8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57975010811013; 05411; ; ; ; </text:p>
          </table:table-cell>
          <table:table-cell table:style-name="ce1" office:value-type="float" office:value="-7.99" calcext:value-type="float">
            <text:p>-7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58975018260865; 05411; ; ; ; </text:p>
          </table:table-cell>
          <table:table-cell table:style-name="ce1" office:value-type="float" office:value="-3.99" calcext:value-type="float">
            <text:p>-3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58975011800634; 05411; ; ; ; </text:p>
          </table:table-cell>
          <table:table-cell table:style-name="ce1" office:value-type="float" office:value="-1.79" calcext:value-type="float">
            <text:p>-1.7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57975010811260; 05411; ; ; ; </text:p>
          </table:table-cell>
          <table:table-cell table:style-name="ce1" office:value-type="float" office:value="-2.97" calcext:value-type="float">
            <text:p>-2.97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59975011811689; 05411; ; ; ; 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59975011811721; 05411; ; ; ; 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0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TARGET 00003467 CLACKAMAS OR</text:p>
          </table:table-cell>
          <table:table-cell table:style-name="ce1" office:value-type="string" calcext:value-type="string">
            <text:p>24164070161091017265645; 05310; ; ; ; </text:p>
          </table:table-cell>
          <table:table-cell table:style-name="ce1" office:value-type="float" office:value="-45.78" calcext:value-type="float">
            <text:p>-45.78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2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63975011852117; 05411; ; ; ; </text:p>
          </table:table-cell>
          <table:table-cell table:style-name="ce1" office:value-type="float" office:value="-4.99" calcext:value-type="float">
            <text:p>-4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2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82.51" calcext:value-type="float">
            <text:p>82.51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5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EPC*EPIC GAMES STORE 919-854-0070 NC</text:p>
          </table:table-cell>
          <table:table-cell table:style-name="ce1" office:value-type="string" calcext:value-type="string">
            <text:p>24692160164100689117385; 05816; ; ; ; </text:p>
          </table:table-cell>
          <table:table-cell table:style-name="ce1" office:value-type="float" office:value="-39.99" calcext:value-type="float">
            <text:p>-39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5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66975011881576; 05411; ; ; ; 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67975018350848; 05411; ; ; ; </text:p>
          </table:table-cell>
          <table:table-cell table:style-name="ce1" office:value-type="float" office:value="-4.35" calcext:value-type="float">
            <text:p>-4.3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67975010911233; 05411; ; ; ; </text:p>
          </table:table-cell>
          <table:table-cell table:style-name="ce1" office:value-type="float" office:value="-1.99" calcext:value-type="float">
            <text:p>-1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7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7-ELEVEN 14508 MILWAUKIE OR</text:p>
          </table:table-cell>
          <table:table-cell table:style-name="ce1" office:value-type="string" calcext:value-type="string">
            <text:p>24299100168001903142010; 05541; ; ; ; </text:p>
          </table:table-cell>
          <table:table-cell table:style-name="ce1" office:value-type="float" office:value="-4.49" calcext:value-type="float">
            <text:p>-4.4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TRACFONE *PHONES 800-867-7183 FL</text:p>
          </table:table-cell>
          <table:table-cell table:style-name="ce1" office:value-type="string" calcext:value-type="string">
            <text:p>24692160169100764462289; 04812; ; ; ; </text:p>
          </table:table-cell>
          <table:table-cell table:style-name="ce1" office:value-type="float" office:value="-119.99" calcext:value-type="float">
            <text:p>-119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8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56.81" calcext:value-type="float">
            <text:p>56.81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TEAMGAMES.COM 425-889-9642 WA</text:p>
          </table:table-cell>
          <table:table-cell table:style-name="ce1" office:value-type="string" calcext:value-type="string">
            <text:p>24137460171000919800115; 05816; ; ; ; 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1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70975011921608; 05411; ; ; ; </text:p>
          </table:table-cell>
          <table:table-cell table:style-name="ce1" office:value-type="float" office:value="-8.49" calcext:value-type="float">
            <text:p>-8.4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2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71975011931986; 05411; ; ; ; </text:p>
          </table:table-cell>
          <table:table-cell table:style-name="ce1" office:value-type="float" office:value="-3.38" calcext:value-type="float">
            <text:p>-3.38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3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74975011970205; 05411; ; ; ; </text:p>
          </table:table-cell>
          <table:table-cell table:style-name="ce1" office:value-type="float" office:value="-0.99" calcext:value-type="float">
            <text:p>-0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3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74975011962202; 05411; ; ; ; </text:p>
          </table:table-cell>
          <table:table-cell table:style-name="ce1" office:value-type="float" office:value="-0.99" calcext:value-type="float">
            <text:p>-0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3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UPER BURRITO EXPRESS PORTLAND OR</text:p>
          </table:table-cell>
          <table:table-cell table:style-name="ce1" office:value-type="string" calcext:value-type="string">
            <text:p>24055230174400218001088; 05814; ; ; ; </text:p>
          </table:table-cell>
          <table:table-cell table:style-name="ce1" office:value-type="float" office:value="-8.56" calcext:value-type="float">
            <text:p>-8.56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3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Q *MAIN STREET COLLEC Portland OR</text:p>
          </table:table-cell>
          <table:table-cell table:style-name="ce1" office:value-type="string" calcext:value-type="string">
            <text:p>24692160174100349016744; 05499; ; ; ; </text:p>
          </table:table-cell>
          <table:table-cell table:style-name="ce1" office:value-type="float" office:value="-3.5" calcext:value-type="float">
            <text:p>-3.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4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CARLS JR RESTAURANTS 7 HAPPY VALLEY OR</text:p>
          </table:table-cell>
          <table:table-cell table:style-name="ce1" office:value-type="string" calcext:value-type="string">
            <text:p>24013390175002796124605; 05814; ; ; ; </text:p>
          </table:table-cell>
          <table:table-cell table:style-name="ce1" office:value-type="float" office:value="-2.99" calcext:value-type="float">
            <text:p>-2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4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TST* JAMBA JUICE - 089 PORTLAND OR</text:p>
          </table:table-cell>
          <table:table-cell table:style-name="ce1" office:value-type="string" calcext:value-type="string">
            <text:p>24137460175100118235224; 05812; ; ; ; </text:p>
          </table:table-cell>
          <table:table-cell table:style-name="ce1" office:value-type="float" office:value="-6.79" calcext:value-type="float">
            <text:p>-6.7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4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151.86" calcext:value-type="float">
            <text:p>151.86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5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DOMINO'S 7234 503-358-0464 OR</text:p>
          </table:table-cell>
          <table:table-cell table:style-name="ce1" office:value-type="string" calcext:value-type="string">
            <text:p>24445000176500257597831; 05814; ; ; ; </text:p>
          </table:table-cell>
          <table:table-cell table:style-name="ce1" office:value-type="float" office:value="-31.34" calcext:value-type="float">
            <text:p>-31.34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5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23.82" calcext:value-type="float">
            <text:p>23.82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78975018460875; 05411; ; ; ; </text:p>
          </table:table-cell>
          <table:table-cell table:style-name="ce1" office:value-type="float" office:value="-5.35" calcext:value-type="float">
            <text:p>-5.3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79975018470873; 05411; ; ; ; 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79975012742582; 05411; ; ; ; </text:p>
          </table:table-cell>
          <table:table-cell table:style-name="ce1" office:value-type="float" office:value="-7.99" calcext:value-type="float">
            <text:p>-7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2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80975018480853; 05411; ; ; ; </text:p>
          </table:table-cell>
          <table:table-cell table:style-name="ce1" office:value-type="float" office:value="-0.99" calcext:value-type="float">
            <text:p>-0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6/30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81975012762867; 05411; ; ; ; </text:p>
          </table:table-cell>
          <table:table-cell table:style-name="ce1" office:value-type="float" office:value="-0.25" calcext:value-type="float">
            <text:p>-0.2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2/2020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INTERNET PAYMENT THANK YOU</text:p>
          </table:table-cell>
          <table:table-cell table:style-name="ce1" office:value-type="string" calcext:value-type="string">
            <text:p>*W0000; ; ; ; ; </text:p>
          </table:table-cell>
          <table:table-cell table:style-name="ce1" office:value-type="float" office:value="50.92" calcext:value-type="float">
            <text:p>50.92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86975018760316; 05411; ; ; ; </text:p>
          </table:table-cell>
          <table:table-cell table:style-name="ce1" office:value-type="float" office:value="-5.99" calcext:value-type="float">
            <text:p>-5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86975012090181; 05411; ; ; ; </text:p>
          </table:table-cell>
          <table:table-cell table:style-name="ce1" office:value-type="float" office:value="-6.99" calcext:value-type="float">
            <text:p>-6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7-ELEVEN 14508 MILWAUKIE OR</text:p>
          </table:table-cell>
          <table:table-cell table:style-name="ce1" office:value-type="string" calcext:value-type="string">
            <text:p>24299100187000593085411; 05541; ; ; ; 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87975018550948; 05411; ; ; ; </text:p>
          </table:table-cell>
          <table:table-cell table:style-name="ce1" office:value-type="float" office:value="-5.05" calcext:value-type="float">
            <text:p>-5.0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87975018550955; 05411; ; ; ; </text:p>
          </table:table-cell>
          <table:table-cell table:style-name="ce1" office:value-type="float" office:value="-4.99" calcext:value-type="float">
            <text:p>-4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6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87975018550963; 05411; ; ; ; 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DOLLAR TREE MILWAUKIE OR</text:p>
          </table:table-cell>
          <table:table-cell table:style-name="ce1" office:value-type="string" calcext:value-type="string">
            <text:p>24445000190000510771960; 05331; ; ; ; 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WALGREENS #9544 MILWAUKIE OR</text:p>
          </table:table-cell>
          <table:table-cell table:style-name="ce1" office:value-type="string" calcext:value-type="string">
            <text:p>24445000190000510772042; 05912; ; ; ; </text:p>
          </table:table-cell>
          <table:table-cell table:style-name="ce1" office:value-type="float" office:value="-6.79" calcext:value-type="float">
            <text:p>-6.7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8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TEAMGAMES.COM 4259522 425-8899642 WA</text:p>
          </table:table-cell>
          <table:table-cell table:style-name="ce1" office:value-type="string" calcext:value-type="string">
            <text:p>24204290190001002328721; 05816; ; ; ; 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9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90975012851784; 05411; ; ; ; </text:p>
          </table:table-cell>
          <table:table-cell table:style-name="ce1" office:value-type="float" office:value="-9.99" calcext:value-type="float">
            <text:p>-9.99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10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431060191975018590856; 05411; ; ; ; </text:p>
          </table:table-cell>
          <table:table-cell table:style-name="ce1" office:value-type="float" office:value="-6.55" calcext:value-type="float">
            <text:p>-6.55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7/13/2020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SAFEWAY #2690 MILWAUKIE OR</text:p>
          </table:table-cell>
          <table:table-cell table:style-name="ce1" office:value-type="string" calcext:value-type="string">
            <text:p>24231680192837000622160; 05411; ; ; ; </text:p>
          </table:table-cell>
          <table:table-cell table:style-name="ce1" office:value-type="float" office:value="-0.48" calcext:value-type="float">
            <text:p>-0.48</text:p>
          </table:table-cell>
          <table:table-cell table:number-columns-repeated="1019"/>
        </table:table-row>
        <table:table-row table:style-name="ro1" table:number-rows-repeated="200">
          <table:table-cell table:number-columns-repeated="1024"/>
        </table:table-row>
        <table:table-row table:style-name="ro3" table:number-rows-repeated="72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">
      <number:number number:decimal-places="1" loext:min-decimal-places="1" number:min-integer-digits="1"/>
    </number:number-style>
    <number:number-style style:name="N128P0" style:volatile="true">
      <number:number number:decimal-places="1" loext:min-decimal-places="1" number:min-integer-digits="1"/>
    </number:number-style>
    <number:number-style style:name="N128">
      <style:text-properties fo:color="#ff0000"/>
      <number:text>-</number:text>
      <number:number number:decimal-places="1" loext:min-decimal-places="1" number:min-integer-digits="1"/>
      <style:map style:condition="value()&gt;=0" style:apply-style-name="N128P0"/>
    </number:number-style>
    <number:number-style style:name="N129">
      <number:number number:decimal-places="1" loext:min-decimal-places="1" number:min-integer-digits="1" number:grouping="true"/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style:text-properties fo:color="#ff0000"/>
      <number:text>-</number:text>
      <number:number number:decimal-places="2" loext:min-decimal-places="2" number:min-integer-digits="1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P0" style:volatile="true">
      <number:number number:decimal-places="0" loext:min-decimal-places="0" number:min-integer-digits="1"/>
    </number:number-style>
    <number:number-style style:name="N133">
      <style:text-properties fo:color="#ff0000"/>
      <number:text>-</number:text>
      <number:number number:decimal-places="0" loext:min-decimal-places="0" number:min-integer-digits="1"/>
      <style:map style:condition="value()&gt;=0" style:apply-style-name="N133P0"/>
    </number:number-style>
    <number:number-style style:name="N134P0" style:volatile="true">
      <number:number number:decimal-places="1" loext:min-decimal-places="1" number:min-integer-digits="1" number:grouping="true"/>
    </number:number-style>
    <number:number-style style:name="N134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4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5f_sheet" style:display-name="PageStyle_balance_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ne_5f_time" style:display-name="PageStyle_one_ti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oal_5f_misc" style:display-name="PageStyle_goal_mis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ccounts" style:display-name="PageStyle_accou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xport" style:display-name="PageStyle_exp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743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132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132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chart-properties chart:solid-type="cuboid"/>
      <style:graphic-properties draw:fill-color="#b8cd97"/>
    </style:style>
    <style:style style:name="ch16" style:family="chart">
      <style:chart-properties chart:solid-type="cuboid"/>
      <style:graphic-properties draw:fill-color="#a99bbd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5.002cm" svg:height="11.483cm" xlink:href=".." xlink:type="simple" chart:class="chart:circle" chart:style-name="ch1">
        <chart:legend chart:legend-position="end" svg:x="9.177cm" svg:y="2.264cm" style:legend-expansion="high" chart:style-name="ch2"/>
        <chart:plot-area chart:style-name="ch3" table:cell-range-address="goal_misc.F22:goal_misc.G31" chart:data-source-has-labels="column" svg:x="1.127cm" svg:y="2.642cm" svg:width="7.129cm" svg:height="7.13cm">
          <chartooo:coordinate-region svg:x="1.127cm" svg:y="1.579cm" svg:width="7.129cm" svg:height="9.258cm"/>
          <chart:axis chart:dimension="x" chart:name="primary-x" chart:style-name="ch4" chartooo:axis-type="text">
            <chart:categories table:cell-range-address="goal_misc.F22:goal_misc.F31"/>
          </chart:axis>
          <chart:axis chart:dimension="y" chart:name="primary-y" chart:style-name="ch5"/>
          <chart:series chart:style-name="ch6" chart:values-cell-range-address="goal_misc.G22:goal_misc.G3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nt </text:p>
                <draw:g>
                  <svg:desc>goal_misc.F22:goal_misc.F31</svg:desc>
                </draw:g>
              </table:table-cell>
              <table:table-cell office:value-type="float" office:value="0.3418803419">
                <text:p>0.3418803419</text:p>
                <draw:g>
                  <svg:desc>goal_misc.G22:goal_misc.G31</svg:desc>
                </draw:g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0.06481481481">
                <text:p>0.06481481481</text:p>
              </table:table-cell>
            </table:table-row>
            <table:table-row>
              <table:table-cell office:value-type="string">
                <text:p>social </text:p>
              </table:table-cell>
              <table:table-cell office:value-type="float" office:value="0.01851851852">
                <text:p>0.0185185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0.001658644357">
                <text:p>0.001658644357</text:p>
              </table:table-cell>
            </table:table-row>
            <table:table-row>
              <table:table-cell office:value-type="string">
                <text:p>any.do</text:p>
              </table:table-cell>
              <table:table-cell office:value-type="float" office:value="0.0008309591643">
                <text:p>0.0008309591643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0.002255460589">
                <text:p>0.002255460589</text:p>
              </table:table-cell>
            </table:table-row>
            <table:table-row>
              <table:table-cell office:value-type="string">
                <text:p>music/simply piano</text:p>
              </table:table-cell>
              <table:table-cell office:value-type="float" office:value="0.002276353276">
                <text:p>0.002276353276</text:p>
              </table:table-cell>
            </table:table-row>
            <table:table-row>
              <table:table-cell office:value-type="string">
                <text:p>unallocated</text:p>
              </table:table-cell>
              <table:table-cell office:value-type="float" office:value="0.5255014245">
                <text:p>0.5255014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